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Work Sans" svg:font-family="'Work Sans', Helvetica, Tahoma, Genev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3fa8" officeooo:paragraph-rsid="001d3fa8"/>
    </style:style>
    <style:style style:name="P2" style:family="paragraph" style:parent-style-name="Standard">
      <style:text-properties officeooo:rsid="001dcbd9" officeooo:paragraph-rsid="001dcbd9"/>
    </style:style>
    <style:style style:name="P3" style:family="paragraph" style:parent-style-name="Standard">
      <style:text-properties officeooo:rsid="0022e89b" officeooo:paragraph-rsid="0022e89b"/>
    </style:style>
    <style:style style:name="P4" style:family="paragraph" style:parent-style-name="Standard">
      <style:text-properties officeooo:rsid="00246c7e" officeooo:paragraph-rsid="00246c7e"/>
    </style:style>
    <style:style style:name="P5" style:family="paragraph" style:parent-style-name="Standard">
      <style:text-properties officeooo:rsid="00256248" officeooo:paragraph-rsid="00256248"/>
    </style:style>
    <style:style style:name="P6" style:family="paragraph" style:parent-style-name="Standard">
      <style:text-properties officeooo:rsid="00269fc9" officeooo:paragraph-rsid="00269fc9"/>
    </style:style>
    <style:style style:name="P7" style:family="paragraph" style:parent-style-name="Standard">
      <style:text-properties officeooo:rsid="00295d91" officeooo:paragraph-rsid="00295d91"/>
    </style:style>
    <style:style style:name="P8" style:family="paragraph" style:parent-style-name="Standard" style:list-style-name="L1"/>
    <style:style style:name="P9" style:family="paragraph" style:parent-style-name="Standard" style:list-style-name="L1">
      <style:text-properties officeooo:paragraph-rsid="001c3563"/>
    </style:style>
    <style:style style:name="P10" style:family="paragraph" style:parent-style-name="Standard" style:list-style-name="L2">
      <style:text-properties officeooo:paragraph-rsid="001d3fa8"/>
    </style:style>
    <style:style style:name="P11" style:family="paragraph" style:parent-style-name="Standard" style:list-style-name="L3">
      <style:text-properties officeooo:rsid="001d3fa8" officeooo:paragraph-rsid="001d3fa8"/>
    </style:style>
    <style:style style:name="P12" style:family="paragraph" style:parent-style-name="Standard" style:list-style-name="L4">
      <style:text-properties officeooo:rsid="001dcbd9" officeooo:paragraph-rsid="001dcbd9"/>
    </style:style>
    <style:style style:name="P13" style:family="paragraph" style:parent-style-name="Standard" style:list-style-name="L4">
      <style:text-properties officeooo:rsid="0022a2ae" officeooo:paragraph-rsid="0022a2ae"/>
    </style:style>
    <style:style style:name="P14" style:family="paragraph" style:parent-style-name="Standard" style:list-style-name="L4">
      <style:text-properties officeooo:rsid="0022e89b" officeooo:paragraph-rsid="0022e89b"/>
    </style:style>
    <style:style style:name="P15" style:family="paragraph" style:parent-style-name="Standard" style:list-style-name="L5">
      <style:text-properties officeooo:rsid="0022e89b" officeooo:paragraph-rsid="0022e89b"/>
    </style:style>
    <style:style style:name="P16" style:family="paragraph" style:parent-style-name="Standard" style:list-style-name="L5"/>
    <style:style style:name="P17" style:family="paragraph" style:parent-style-name="Standard" style:list-style-name="L5">
      <style:text-properties officeooo:rsid="00246c7e" officeooo:paragraph-rsid="00246c7e"/>
    </style:style>
    <style:style style:name="P18" style:family="paragraph" style:parent-style-name="Standard" style:list-style-name="L6">
      <style:text-properties officeooo:rsid="00256248" officeooo:paragraph-rsid="00256248"/>
    </style:style>
    <style:style style:name="P19" style:family="paragraph" style:parent-style-name="Standard" style:list-style-name="L7">
      <style:text-properties officeooo:rsid="00256248" officeooo:paragraph-rsid="00256248"/>
    </style:style>
    <style:style style:name="P20" style:family="paragraph" style:parent-style-name="Standard">
      <style:text-properties officeooo:rsid="00256248" officeooo:paragraph-rsid="00256248"/>
    </style:style>
    <style:style style:name="P21" style:family="paragraph" style:parent-style-name="Standard" style:list-style-name="L8">
      <style:text-properties officeooo:rsid="00278c85" officeooo:paragraph-rsid="00278c85"/>
    </style:style>
    <style:style style:name="P22" style:family="paragraph" style:parent-style-name="Standard" style:list-style-name="L8">
      <style:text-properties officeooo:rsid="00295d91" officeooo:paragraph-rsid="00295d91"/>
    </style:style>
    <style:style style:name="P23" style:family="paragraph" style:parent-style-name="Standard" style:list-style-name="L9">
      <style:text-properties officeooo:rsid="00295d91" officeooo:paragraph-rsid="00295d91"/>
    </style:style>
    <style:style style:name="P24" style:family="paragraph" style:parent-style-name="Standard">
      <style:text-properties officeooo:rsid="002e9a18" officeooo:paragraph-rsid="002e9a18"/>
    </style:style>
    <style:style style:name="P25" style:family="paragraph" style:parent-style-name="Standard" style:list-style-name="L10">
      <style:text-properties officeooo:rsid="002e9a18" officeooo:paragraph-rsid="002e9a18"/>
    </style:style>
    <style:style style:name="T1" style:family="text">
      <style:text-properties officeooo:rsid="00225e9a"/>
    </style:style>
    <style:style style:name="T2" style:family="text">
      <style:text-properties officeooo:rsid="0022a2ae"/>
    </style:style>
    <style:style style:name="T3" style:family="text">
      <style:text-properties fo:font-variant="normal" fo:text-transform="none" style:text-line-through-style="none" style:text-line-through-type="none" style:font-name="Work Sans" fo:font-size="12pt" fo:letter-spacing="normal" fo:font-style="normal" style:text-underline-style="none" fo:font-weight="normal" style:text-blinking="false" fo:background-color="#ffffff" loext:char-shading-value="0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#INITIAL COMMIT</text:p>
      <text:p text:style-name="Standard"/>
      <text:list xml:id="list1216793671" text:style-name="L1">
        <text:list-item>
          <text:p text:style-name="P8">mkdir git-basic-exercises</text:p>
        </text:list-item>
        <text:list-item>
          <text:p text:style-name="P8">cd git-basic-exercises</text:p>
        </text:list-item>
        <text:list-item>
          <text:p text:style-name="P8"><text:s/>ls -a</text:p>
        </text:list-item>
        <text:list-item>
          <text:p text:style-name="P8">git init</text:p>
        </text:list-item>
        <text:list-item>
          <text:p text:style-name="P8">ls -a</text:p>
        </text:list-item>
        <text:list-item>
          <text:p text:style-name="P8">git status</text:p>
        </text:list-item>
        <text:list-item>
          <text:p text:style-name="P8">touch README.md</text:p>
        </text:list-item>
        <text:list-item>
          <text:p text:style-name="P9">ls -a</text:p>
        </text:list-item>
        <text:list-item>
          <text:p text:style-name="P9">git status</text:p>
        </text:list-item>
        <text:list-item>
          <text:p text:style-name="P8">git log</text:p>
        </text:list-item>
        <text:list-item>
          <text:p text:style-name="P8">git add README.md</text:p>
        </text:list-item>
        <text:list-item>
          <text:p text:style-name="P8">git status</text:p>
        </text:list-item>
        <text:list-item>
          <text:p text:style-name="P8">git rm --cached README.md</text:p>
        </text:list-item>
        <text:list-item>
          <text:p text:style-name="P8">git status</text:p>
        </text:list-item>
        <text:list-item>
          <text:p text:style-name="P8">git add README.md</text:p>
        </text:list-item>
        <text:list-item>
          <text:p text:style-name="P8">git commit -m "initial commit"</text:p>
        </text:list-item>
        <text:list-item>
          <text:p text:style-name="P8">git log</text:p>
        </text:list-item>
      </text:list>
      <text:p text:style-name="Standard"/>
      <text:p text:style-name="P1">#MORE COMMIT</text:p>
      <text:list xml:id="list3299802142" text:style-name="L2">
        <text:list-header>
          <text:p text:style-name="P10"/>
        </text:list-header>
      </text:list>
      <text:list xml:id="list4050145508" text:style-name="L3">
        <text:list-item>
          <text:p text:style-name="P11">nano README.md</text:p>
        </text:list-item>
        <text:list-item>
          <text:p text:style-name="P11">cat README.md</text:p>
        </text:list-item>
        <text:list-item>
          <text:p text:style-name="P11">git status</text:p>
        </text:list-item>
        <text:list-item>
          <text:p text:style-name="P11">git add README.md</text:p>
        </text:list-item>
        <text:list-item>
          <text:p text:style-name="P11">git commit -m "second commit"</text:p>
        </text:list-item>
        <text:list-item>
          <text:p text:style-name="P11"><text:s/>nano README.md</text:p>
        </text:list-item>
        <text:list-item>
          <text:p text:style-name="P11">git status</text:p>
        </text:list-item>
        <text:list-item>
          <text:p text:style-name="P11">git add README.md</text:p>
        </text:list-item>
        <text:list-item>
          <text:p text:style-name="P11">git commit -m "third commit"</text:p>
        </text:list-item>
        <text:list-item>
          <text:p text:style-name="P11">git log</text:p>
        </text:list-item>
        <text:list-item>
          <text:p text:style-name="P11">git checkout bb05926ecf69a58d9732ec32fcd7e6a88ddaccc2</text:p>
        </text:list-item>
        <text:list-item>
          <text:p text:style-name="P11">cat README.md</text:p>
        </text:list-item>
        <text:list-item>
          <text:p text:style-name="P11">git checkout master</text:p>
        </text:list-item>
        <text:list-item>
          <text:p text:style-name="P11">cat README.md</text:p>
        </text:list-item>
        <text:list-item>
          <text:p text:style-name="P11">git checkout</text:p>
        </text:list-item>
      </text:list>
      <text:p text:style-name="P1"/>
      <text:p text:style-name="P1"/>
      <text:p text:style-name="P2">#BRANCHING</text:p>
      <text:p text:style-name="P2"/>
      <text:list xml:id="list2640560033" text:style-name="L4">
        <text:list-item>
          <text:p text:style-name="P12">git branch</text:p>
        </text:list-item>
        <text:list-item>
          <text:p text:style-name="P12">git checkout -b milkshake-flavours</text:p>
        </text:list-item>
        <text:list-item>
          <text:p text:style-name="P12">git branch</text:p>
        </text:list-item>
        <text:list-item>
          <text:p text:style-name="P12">git checkout master</text:p>
        </text:list-item>
        <text:list-item>
          <text:p text:style-name="P12">git branch</text:p>
        </text:list-item>
        <text:list-item>
          <text:p text:style-name="P12">git checkout milkshake-flavours </text:p>
        </text:list-item>
        <text:list-item>
          <text:p text:style-name="P12">nano milkshakes.md</text:p>
        </text:list-item>
        <text:list-item>
          <text:p text:style-name="P12">git status</text:p>
        </text:list-item>
        <text:list-item>
          <text:p text:style-name="P12">git add milkshakes.md </text:p>
        </text:list-item>
        <text:list-item>
          <text:p text:style-name="P12">git commit -m "added initial flavours"</text:p>
        </text:list-item>
        <text:list-item>
          <text:p text:style-name="P12"><text:soft-page-break/>git log</text:p>
        </text:list-item>
        <text:list-item>
          <text:p text:style-name="P12">history &gt; history.txt</text:p>
        </text:list-item>
        <text:list-item>
          <text:p text:style-name="P12">git add history.txt</text:p>
        </text:list-item>
        <text:list-item>
          <text:p text:style-name="P12">git commit -m "added history"</text:p>
        </text:list-item>
        <text:list-item>
          <text:p text:style-name="P12">git log</text:p>
        </text:list-item>
        <text:list-item>
          <text:p text:style-name="P12">git checkout milkshake-flavours </text:p>
        </text:list-item>
        <text:list-item>
          <text:p text:style-name="P12">git log</text:p>
        </text:list-item>
        <text:list-item>
          <text:p text:style-name="P12">nano README.md</text:p>
        </text:list-item>
        <text:list-item>
          <text:p text:style-name="P12">git add README.md</text:p>
        </text:list-item>
        <text:list-item>
          <text:p text:style-name="P12">git commit -m "random readme changes"</text:p>
        </text:list-item>
        <text:list-item>
          <text:p text:style-name="P12">git checkout history</text:p>
        </text:list-item>
        <text:list-item>
          <text:p text:style-name="P12">cat README.m<text:span text:style-name="T1">d</text:span></text:p>
        </text:list-item>
        <text:list-item>
          <text:p text:style-name="P12">rm README.mds</text:p>
        </text:list-item>
        <text:list-item>
          <text:p text:style-name="P12">echo "booya" &gt; README.md</text:p>
        </text:list-item>
        <text:list-item>
          <text:p text:style-name="P12">git add README.md</text:p>
        </text:list-item>
        <text:list-item>
          <text:p text:style-name="P12">git commit -m "rewrote readme"</text:p>
        </text:list-item>
        <text:list-item>
          <text:p text:style-name="P12">git checkout <text:span text:style-name="T2">master</text:span></text:p>
        </text:list-item>
        <text:list-item>
          <text:p text:style-name="P12">ls</text:p>
        </text:list-item>
        <text:list-item>
          <text:p text:style-name="P12">git log</text:p>
        </text:list-item>
        <text:list-item>
          <text:p text:style-name="P13">git checkout milkshake-flavours</text:p>
        </text:list-item>
        <text:list-item>
          <text:p text:style-name="P13">ls</text:p>
        </text:list-item>
        <text:list-item>
          <text:p text:style-name="P13">git log</text:p>
        </text:list-item>
        <text:list-item>
          <text:p text:style-name="P14">git checkout history</text:p>
        </text:list-item>
        <text:list-item>
          <text:p text:style-name="P14">ls</text:p>
        </text:list-item>
        <text:list-item>
          <text:p text:style-name="P14">git log</text:p>
        </text:list-item>
      </text:list>
      <text:p text:style-name="P3"/>
      <text:p text:style-name="P3"/>
      <text:p text:style-name="P3">#MERGING</text:p>
      <text:p text:style-name="P3"/>
      <text:list xml:id="list4073781424" text:style-name="L5">
        <text:list-item>
          <text:p text:style-name="P15">git checkout master</text:p>
        </text:list-item>
        <text:list-item>
          <text:p text:style-name="P15">git merge milkshake-flavours </text:p>
        </text:list-item>
        <text:list-item>
          <text:p text:style-name="P15">ls</text:p>
        </text:list-item>
        <text:list-item>
          <text:p text:style-name="P15">git log</text:p>
        </text:list-item>
        <text:list-item>
          <text:p text:style-name="P16">git merge history </text:p>
        </text:list-item>
        <text:list-item>
          <text:p text:style-name="P17">git log</text:p>
        </text:list-item>
      </text:list>
      <text:p text:style-name="P4"/>
      <text:p text:style-name="P5">GITHUB</text:p>
      <text:p text:style-name="P5"/>
      <text:list xml:id="list2361459359" text:style-name="L6">
        <text:list-item>
          <text:p text:style-name="P18">sibusiso@sibusiso-Inspiron-15-3573:~/git-basic-exercises$ git remote add origin https://github.com/Sibusiso1995/git-basic-exercises.git</text:p>
          <text:p text:style-name="P18">fatal: remote origin already exists.</text:p>
        </text:list-item>
        <text:list-item>
          <text:p text:style-name="P18">sibusiso@sibusiso-Inspiron-15-3573:~/git-basic-exercises$ git push -u origin master</text:p>
          <text:p text:style-name="P18">Username for 'https://github.com': Sibusiso1995</text:p>
          <text:p text:style-name="P18">Password for 'https://Sibusiso1995@github.com': </text:p>
        </text:list-item>
      </text:list>
      <text:p text:style-name="P5"/>
      <text:p text:style-name="P24">#PUSH</text:p>
      <text:p text:style-name="P24"/>
      <text:list xml:id="list3438349124" text:style-name="L10">
        <text:list-item>
          <text:p text:style-name="P25">git checkout master</text:p>
        </text:list-item>
        <text:list-item>
          <text:p text:style-name="P25">git push -u origin history</text:p>
        </text:list-item>
        <text:list-item>
          <text:p text:style-name="P25"><text:s/>git push -u origin milkshake-flavours </text:p>
        </text:list-item>
      </text:list>
      <text:p text:style-name="P5"/>
      <text:p text:style-name="P5"/>
      <text:p text:style-name="P5"><text:soft-page-break/>#PULLING AND REMOTES</text:p>
      <text:p text:style-name="P5"/>
      <text:list xml:id="list3751030151" text:style-name="L7">
        <text:list-item>
          <text:p text:style-name="P19">cd ../</text:p>
        </text:list-item>
        <text:list-item>
          <text:p text:style-name="P19"><text:a xlink:type="simple" xlink:href="https://github.com/Umuzi-org/tech-department" text:style-name="Internet_20_link" text:visited-style-name="Visited_20_Internet_20_Link"><text:span text:style-name="T3">https://github.com/Umuzi-org/tech-department</text:span></text:a></text:p>
        </text:list-item>
        <text:list-item>
          <text:p text:style-name="P19">git clone <text:a xlink:type="simple" xlink:href="https://github.com/Umuzi-org/tech-department.git" text:style-name="Internet_20_link" text:visited-style-name="Visited_20_Internet_20_Link">https://github.com/Umuzi-org/tech-department.git</text:a></text:p>
        </text:list-item>
        <text:list-item>
          <text:p text:style-name="P19">cd tech-department</text:p>
        </text:list-item>
        <text:list-item>
          <text:p text:style-name="P19"><text:s/>git branch</text:p>
        </text:list-item>
        <text:list-item>
          <text:p text:style-name="P19"><text:s/>git log</text:p>
        </text:list-item>
        <text:list-item>
          <text:p text:style-name="P19"><text:s/>git branch -a</text:p>
        </text:list-item>
        <text:list-item>
          <text:p text:style-name="P19">git checkout -b project/git-basic-exercises</text:p>
        </text:list-item>
        <text:list-item>
          <text:p text:style-name="P19">git remote -v</text:p>
        </text:list-item>
      </text:list>
      <text:p text:style-name="P5"/>
      <text:p text:style-name="P6">#MULTIPLE <text:s/>REPOS</text:p>
      <text:p text:style-name="P6"/>
      <text:list xml:id="list2612974182" text:style-name="L8">
        <text:list-item>
          <text:p text:style-name="P21">git log</text:p>
        </text:list-item>
        <text:list-item>
          <text:p text:style-name="P21">cd ../</text:p>
          <text:p text:style-name="P21">cd git-basic-exercises</text:p>
        </text:list-item>
        <text:list-item>
          <text:p text:style-name="P21">cd</text:p>
        </text:list-item>
        <text:list-item>
          <text:p text:style-name="P21">mkdir this-will-be-another-repo</text:p>
        </text:list-item>
        <text:list-item>
          <text:p text:style-name="P21">cd this-will-be-another-repo</text:p>
        </text:list-item>
        <text:list-item>
          <text:p text:style-name="P21">git init</text:p>
        </text:list-item>
        <text:list-item>
          <text:p text:style-name="P21">touch README.md</text:p>
        </text:list-item>
        <text:list-item>
          <text:p text:style-name="P21">git add README.md</text:p>
        </text:list-item>
        <text:list-item>
          <text:p text:style-name="P21">git commit -m "another readme"</text:p>
        </text:list-item>
        <text:list-item>
          <text:p text:style-name="P21"><text:s/>cd ../git-basic-exercises/</text:p>
        </text:list-item>
        <text:list-item>
          <text:p text:style-name="P22">git log</text:p>
        </text:list-item>
      </text:list>
      <text:p text:style-name="P7"/>
      <text:p text:style-name="P7">#GITIGNORE</text:p>
      <text:p text:style-name="P7"/>
      <text:list xml:id="list204239674" text:style-name="L9">
        <text:list-item>
          <text:p text:style-name="P23">touch ignore-me.db</text:p>
        </text:list-item>
        <text:list-item>
          <text:p text:style-name="P23">git status</text:p>
        </text:list-item>
        <text:list-item>
          <text:p text:style-name="P23">nano .gitignore</text:p>
        </text:list-item>
        <text:list-item>
          <text:p text:style-name="P23">git status</text:p>
        </text:list-item>
        <text:list-item>
          <text:p text:style-name="P23"><text:s/>mkdir large-directory-that-should-be-local-only</text:p>
        </text:list-item>
        <text:list-item>
          <text:p text:style-name="P23">cd large-directory-that-should-be-local-only</text:p>
        </text:list-item>
        <text:list-item>
          <text:p text:style-name="P23">nano README.md</text:p>
        </text:list-item>
        <text:list-item>
          <text:p text:style-name="P23">git-basic-exercises/large-directory-that-should-be-local-only$ cd ..</text:p>
        </text:list-item>
        <text:list-item>
          <text:p text:style-name="P23">git-basic-exercises$ git status</text:p>
        </text:list-item>
        <text:list-item>
          <text:p text:style-name="P23">nano .gitignore</text:p>
        </text:list-item>
        <text:list-item>
          <text:p text:style-name="P23">git status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Work Sans" svg:font-family="'Work Sans', Helvetica, Tahoma, Genev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0:39:43.491274325</meta:creation-date>
    <dc:date>2019-10-31T15:04:36.355783361</dc:date>
    <meta:editing-duration>PT11M1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3" meta:paragraph-count="123" meta:word-count="431" meta:character-count="2535" meta:non-whitespace-character-count="2325"/>
  </office:meta>
</office:document-meta>
</file>